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eyFormattingTests.testAmountWithNumberForma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tedMoneyHolder3.ge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dMoneyHolder2.ge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FormattingTests.testAmountWithNumberForma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neyHolder.setAmount( MonetaryAmou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Formatt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Formatt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dMoneyHolder1.setAmount( MonetaryAmou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dMoneyHolder3.setAmount( MonetaryAmou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Holder.ge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dMoneyHolder5.setAmount( MonetaryAmou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FormattingTests.testAmountWithNumberForma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neyFormattingTests.testAmountWithNumberForma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tedMoneyHolder4.ge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dMoneyHolder4.setAmount( MonetaryAmou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Holder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dMoneyHolder1.ge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FormattingTests.testAmountWithNumberForma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tedMoneyHolder5.ge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dMoneyHolder2.setAmount( MonetaryAmount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Holder.setUnit( Currency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yFormattingTests.testAmountAnd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